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da1" officeooo:paragraph-rsid="000f9da1"/>
    </style:style>
    <style:style style:name="P2" style:family="paragraph" style:parent-style-name="Standard">
      <style:text-properties officeooo:rsid="00106b28" officeooo:paragraph-rsid="00106b28"/>
    </style:style>
    <style:style style:name="P3" style:family="paragraph" style:parent-style-name="Standard">
      <style:text-properties officeooo:rsid="0011cb29" officeooo:paragraph-rsid="0011cb29"/>
    </style:style>
    <style:style style:name="P4" style:family="paragraph" style:parent-style-name="Standard">
      <style:text-properties officeooo:rsid="0018f74f" officeooo:paragraph-rsid="0018f74f"/>
    </style:style>
    <style:style style:name="P5" style:family="paragraph" style:parent-style-name="Standard">
      <style:text-properties officeooo:rsid="001d7061" officeooo:paragraph-rsid="001d7061"/>
    </style:style>
    <style:style style:name="P6" style:family="paragraph" style:parent-style-name="Standard">
      <style:text-properties officeooo:rsid="001eaaa3" officeooo:paragraph-rsid="001eaaa3"/>
    </style:style>
    <style:style style:name="P7" style:family="paragraph" style:parent-style-name="Standard">
      <style:text-properties style:use-window-font-color="true" loext:opacity="0%" officeooo:rsid="001eaaa3" officeooo:paragraph-rsid="001eaaa3"/>
    </style:style>
    <style:style style:name="P8" style:family="paragraph" style:parent-style-name="Standard">
      <style:text-properties style:use-window-font-color="true" loext:opacity="0%" officeooo:rsid="001ffdaa" officeooo:paragraph-rsid="001ffdaa"/>
    </style:style>
    <style:style style:name="P9" style:family="paragraph" style:parent-style-name="Standard">
      <style:text-properties style:use-window-font-color="true" loext:opacity="0%" officeooo:rsid="001d7061" officeooo:paragraph-rsid="001d7061"/>
    </style:style>
    <style:style style:name="P10" style:family="paragraph" style:parent-style-name="Standard">
      <style:text-properties style:use-window-font-color="true" loext:opacity="0%" officeooo:rsid="001b8003" officeooo:paragraph-rsid="001b8003"/>
    </style:style>
    <style:style style:name="P11" style:family="paragraph" style:parent-style-name="Standard">
      <style:text-properties style:use-window-font-color="true" loext:opacity="0%" officeooo:rsid="0018f74f" officeooo:paragraph-rsid="0018f74f"/>
    </style:style>
    <style:style style:name="P12" style:family="paragraph" style:parent-style-name="Standard">
      <style:text-properties style:use-window-font-color="true" loext:opacity="0%" officeooo:rsid="00154d1f" officeooo:paragraph-rsid="00154d1f"/>
    </style:style>
    <style:style style:name="P13" style:family="paragraph" style:parent-style-name="Standard">
      <style:text-properties style:use-window-font-color="true" loext:opacity="0%" officeooo:rsid="0029ecb5" officeooo:paragraph-rsid="0029ecb5"/>
    </style:style>
    <style:style style:name="P14" style:family="paragraph" style:parent-style-name="Standard">
      <style:text-properties style:use-window-font-color="true" loext:opacity="0%" officeooo:rsid="0029ecb5" officeooo:paragraph-rsid="002c1491"/>
    </style:style>
    <style:style style:name="P15" style:family="paragraph" style:parent-style-name="Standard">
      <style:text-properties style:use-window-font-color="true" loext:opacity="0%" officeooo:rsid="002bc277" officeooo:paragraph-rsid="002bc277"/>
    </style:style>
    <style:style style:name="P16" style:family="paragraph" style:parent-style-name="Standard">
      <style:text-properties style:use-window-font-color="true" loext:opacity="0%" officeooo:rsid="002e9dba" officeooo:paragraph-rsid="002e9dba"/>
    </style:style>
    <style:style style:name="P17" style:family="paragraph" style:parent-style-name="Standard">
      <style:text-properties style:use-window-font-color="true" loext:opacity="0%" fo:font-weight="normal" officeooo:rsid="0029ecb5" officeooo:paragraph-rsid="0029ecb5" style:font-weight-asian="normal" style:font-weight-complex="normal"/>
    </style:style>
    <style:style style:name="P18" style:family="paragraph" style:parent-style-name="Standard">
      <style:text-properties style:use-window-font-color="true" loext:opacity="0%" officeooo:rsid="002f57ef" officeooo:paragraph-rsid="002f57ef"/>
    </style:style>
    <style:style style:name="P19" style:family="paragraph" style:parent-style-name="Standard">
      <style:text-properties officeooo:rsid="00287281" officeooo:paragraph-rsid="00287281"/>
    </style:style>
    <style:style style:name="P20" style:family="paragraph" style:parent-style-name="Text_20_body">
      <style:text-properties officeooo:rsid="00318eb9" officeooo:paragraph-rsid="00318eb9"/>
    </style:style>
    <style:style style:name="T1" style:family="text">
      <style:text-properties officeooo:rsid="0013b6e4"/>
    </style:style>
    <style:style style:name="T2" style:family="text">
      <style:text-properties officeooo:rsid="00154d1f"/>
    </style:style>
    <style:style style:name="T3" style:family="text">
      <style:text-properties officeooo:rsid="001b80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4d16" style:font-weight-asian="bold" style:font-weight-complex="bold"/>
    </style:style>
    <style:style style:name="T6" style:family="text">
      <style:text-properties fo:font-weight="bold" officeooo:rsid="00318eb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a4d16" style:font-weight-asian="normal" style:font-weight-complex="normal"/>
    </style:style>
    <style:style style:name="T9" style:family="text">
      <style:text-properties fo:color="#c9211e" loext:opacity="100%"/>
    </style:style>
    <style:style style:name="T10" style:family="text">
      <style:text-properties officeooo:rsid="001ffdaa"/>
    </style:style>
    <style:style style:name="T11" style:family="text">
      <style:text-properties officeooo:rsid="0020fce9"/>
    </style:style>
    <style:style style:name="T12" style:family="text">
      <style:text-properties officeooo:rsid="0026b398"/>
    </style:style>
    <style:style style:name="T13" style:family="text">
      <style:text-properties officeooo:rsid="0028e604"/>
    </style:style>
    <style:style style:name="T14" style:family="text">
      <style:text-properties officeooo:rsid="002bc277"/>
    </style:style>
    <style:style style:name="T15" style:family="text">
      <style:text-properties officeooo:rsid="002c1491"/>
    </style:style>
    <style:style style:name="T16" style:family="text">
      <style:text-properties officeooo:rsid="00318eb9"/>
    </style:style>
    <style:style style:name="T17" style:family="text">
      <style:text-properties officeooo:rsid="003376aa"/>
    </style:style>
    <style:style style:name="T18" style:family="text">
      <style:text-properties officeooo:rsid="00342b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Frame</text:h>
      <text:h text:style-name="Heading_20_2" text:outline-level="2">Create</text:h>
      <text:p text:style-name="Text_20_body">df = pd.DataFrame(data=<text:span text:style-name="T16">{‘column1’:[…], ‘column2’: Series([…], index=[</text:span><text:span text:style-name="T6">important</text:span><text:span text:style-name="T16">])}</text:span>)</text:p>
      <text:p text:style-name="P20">df = <text:s/>pd.DataFrame(data=[[...], [...], […]]) - sub-arrays are rows</text:p>
      <text:p text:style-name="P20">df = pd.DataFrame([{'column1':1, 'column2':1}, {'column1':2, 'column2':2}]) – each dictionary is a row</text:p>
      <text:h text:style-name="Heading_20_2" text:outline-level="2">Helpful methods</text:h>
      <text:p text:style-name="P3">head(n)/tail(n)→<text:span text:style-name="T1"> </text:span><text:span text:style-name="T3">DataFrame</text:span> – get first/<text:span text:style-name="T1">last</text:span> n rows</text:p>
      <text:p text:style-name="P1">at[row: int, column label: str] – get/set <text:span text:style-name="T2">single</text:span> value</text:p>
      <text:p text:style-name="P2">iat[row: int, column: int] – get/set <text:span text:style-name="T2">single </text:span>value</text:p>
      <text:p text:style-name="P2"/>
      <text:p text:style-name="P4">loc[...]/iloc[…]→ <text:span text:style-name="T3">Series</text:span> - get several rows &amp; cols. <text:span text:style-name="T3">If 1 argument – it is </text:span><text:span text:style-name="T12">row</text:span></text:p>
      <text:p text:style-name="P4"/>
      <text:p text:style-name="P19">pandas.concat([list of DataFrame]) → DataFrame: concatenate to a single<text:line-break/>pd.merge(df1, df2, on='ID') → <text:span text:style-name="T13">DataFrame: new obj. will have more columns</text:span></text:p>
      <text:p text:style-name="P4"/>
      <text:h text:style-name="Heading_20_2" text:outline-level="2">Iterate <text:span text:style-name="T10">over</text:span> DataFrame</text:h>
      <text:p text:style-name="P5">df.<text:span text:style-name="T4">iterrows</text:span>() → tuple[index, Series]: <text:span text:style-name="T10">iterate rows;</text:span> <text:span text:style-name="T10">e</text:span>xample:</text:p>
      <text:p text:style-name="P5">for index, data in df.<text:span text:style-name="T4">iterrows</text:span>(): …</text:p>
      <text:p text:style-name="P5"/>
      <text:p text:style-name="P6">df.<text:span text:style-name="T4">itertuples</text:span>(…) : <text:span text:style-name="T10">iterate rows; </text:span><text:span text:style-name="T9">seems, that may initialize fields of a class???</text:span></text:p>
      <text:p text:style-name="P7"/>
      <text:p text:style-name="P8">df.items() → <text:span text:style-name="T11">tuple[column name: str, Series]</text:span></text:p>
      <text:p text:style-name="P8"/>
      <text:h text:style-name="Heading_20_2" text:outline-level="2">Convert DataFrame</text:h>
      <text:p text:style-name="P14">df.<text:span text:style-name="T4">apply</text:span>(func, axis=<text:span text:style-name="T14">0</text:span>, <text:span text:style-name="T14">raw=False</text:span>) → DataFrame: return another DataFrame<text:span text:style-name="T15">(</text:span>df is not mutated<text:span text:style-name="T15">)</text:span> constructed with row/col-wise <text:span text:style-name="T15">mapping </text:span>func(); </text:p>
      <text:p text:style-name="P13">axis: optional, along which axis to move; 0(default) – columns are passed to func(), 1 – rows</text:p>
      <text:p text:style-name="P15">raw: False – func(..) should accept Series, True – func(..) should accept numpy.ndarray</text:p>
      <text:p text:style-name="P13">func(s: Series) → Series/list/dict: mapping function: better return Series, <text:span text:style-name="T5">do not mutate s</text:span></text:p>
      <text:p text:style-name="P13"><text:span text:style-name="T5"/></text:p>
      <text:p text:style-name="P16"><text:span text:style-name="T8">d</text:span><text:span text:style-name="T7">f.</text:span><text:span text:style-name="T4">transform</text:span><text:span text:style-name="T7">(...) - similar to apply() but may take several(not single) mapping funtions</text:span></text:p>
      <text:p text:style-name="P17"/>
      <text:p text:style-name="P14">df.<text:span text:style-name="T4">map</text:span>(<text:span text:style-name="T14">func</text:span>) → <text:span text:style-name="T14">DataFrame: </text:span>return another DataFrame<text:span text:style-name="T15">(</text:span>df is not mutated<text:span text:style-name="T15">)</text:span> constructed with <text:span text:style-name="T15">element</text:span>-wise <text:span text:style-name="T15">mapping </text:span>func();</text:p>
      <text:p text:style-name="P13"/>
      <text:p text:style-name="P18">df.<text:span text:style-name="T4">pipe</text:span>(f1, 1, 2, a=3).pipe(f2) → DataFrame: allows to chain modifications;</text:p>
      <text:p text:style-name="P18">1, 2, a=3: arguments which will be passed to f1</text:p>
      <text:p text:style-name="P18">f1() and f2(): 1-st arguments should be DataFrame</text:p>
      <text:p text:style-name="P9"/>
      <text:h text:style-name="Heading_20_1" text:outline-level="1"><text:soft-page-break/>Useful Pandas options</text:h>
      <text:p text:style-name="P9">pd.set_option('display.max_columns', None) – <text:span text:style-name="T17">do not limit number of columns</text:span></text:p>
      <text:p text:style-name="P9">pd.set_option('display.width', None) – <text:span text:style-name="T17">do not wrap </text:span><text:span text:style-name="T18">output</text:span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8T02:26:18.316000000</dc:date>
    <meta:editing-duration>P6DT10H45M23S</meta:editing-duration>
    <meta:editing-cycles>27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9" meta:word-count="247" meta:character-count="1847" meta:non-whitespace-character-count="1616"/>
  </office:meta>
</office:document-meta>
</file>